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MessageNotWritableException.HttpMessageNotWritableException( String msg , @ Nullable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MessageNotWritableException.HttpMessageNotWritable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